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7f848e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7f848e" style:font-name="Droid Sans Mono" fo:font-size="10.5pt" fo:font-weight="normal" officeooo:rsid="001f647c" officeooo:paragraph-rsid="001f647c" fo:background-color="transparent"/>
    </style:style>
    <style:style style:name="P3" style:family="paragraph" style:parent-style-name="Standard">
      <style:paragraph-properties style:line-height-at-least="0.198in"/>
      <style:text-properties fo:color="#7f848e" style:font-name="Droid Sans Mono" fo:font-size="10.5pt" fo:font-weight="normal" officeooo:rsid="001fab70" officeooo:paragraph-rsid="001fab70" fo:background-color="transparent"/>
    </style:style>
    <style:style style:name="P4" style:family="paragraph" style:parent-style-name="Standard">
      <style:paragraph-properties style:line-height-at-least="0.198in"/>
      <style:text-properties fo:color="#7f848e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198in"/>
      <style:text-properties fo:color="#7f848e" style:font-name="Droid Sans Mono" fo:font-size="10.5pt" fo:font-weight="normal" officeooo:rsid="002173a4" officeooo:paragraph-rsid="002173a4" fo:background-color="transparent"/>
    </style:style>
    <style:style style:name="P6" style:family="paragraph" style:parent-style-name="Standard">
      <style:paragraph-properties style:line-height-at-least="0.198in"/>
      <style:text-properties fo:color="#7f848e" style:font-name="Droid Sans Mono" fo:font-size="10.5pt" fo:font-weight="normal" officeooo:rsid="00220354" officeooo:paragraph-rsid="00220354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officeooo:rsid="00238945" officeooo:paragraph-rsid="00238945" fo:background-color="transparent"/>
    </style:style>
    <style:style style:name="P9" style:family="paragraph" style:parent-style-name="Standard">
      <style:text-properties officeooo:rsid="002780ba" officeooo:paragraph-rsid="002780ba" fo:background-color="transparent"/>
    </style:style>
    <style:style style:name="T1" style:family="text">
      <style:text-properties officeooo:rsid="00249368"/>
    </style:style>
    <style:style style:name="T2" style:family="text">
      <style:text-properties officeooo:rsid="0025c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namaan fungsi di golang:</text:p>
      <text:p text:style-name="P1">- penamaan fungsi dengan huruf besar di awal bisa diakses di package yang lain.</text:p>
      <text:p text:style-name="P1">- penamaan fungsi dengan huruf kecil di awal hanya bisa diakses di package yang sama.</text:p>
      <text:p text:style-name="P1"/>
      <text:p text:style-name="P2">Penggunaan import:</text:p>
      <text:p text:style-name="P2">- untuk mengakses standard library golang</text:p>
      <text:p text:style-name="P2">- untuk mengakses code/fungsi di package lain</text:p>
      <text:p text:style-name="P2">- untuk mengakses code/fungsi di repository git</text:p>
      <text:p text:style-name="P2"/>
      <text:p text:style-name="P3">Pendeklarasian variabel:</text:p>
      <text:p text:style-name="P3">- menggunakan keyword var, jika variabel yang dideklarasikan tidak di inisiasi langsung nilainya</text:p>
      <text:p text:style-name="P3">- menggunakan := (titik dua sama dengan) jika variabel yang dideklarasikan di inisiasi langsung nilainya</text:p>
      <text:p text:style-name="P3">- untuk mengubah nilai dari variabel yang dideklarasikan menggunakan := tidak perlu menambahkan titik dua (:) lagi sebelum sama dengan (=), langsung tulis sama dengan kemudian nilainya</text:p>
      <text:p text:style-name="P1"/>
      <text:p text:style-name="P6">Struct dalam golang:</text:p>
      <text:p text:style-name="P6">- digunakan untuk mengelompokkan data atau membuat struktur data</text:p>
      <text:p text:style-name="P6"/>
      <text:p text:style-name="P5">Method dalam golang:</text:p>
      <text:p text:style-name="P5">- fungsi yang dimiliki oleh sebuah object, object adalah hasil instansiasi dari sebuah struct</text:p>
      <text:p text:style-name="P7"/>
      <text:p text:style-name="P8">Pointer</text:p>
      <text:p text:style-name="P8">- sebuah variabel yang berisi sebuah alamat dari suatu nilai</text:p>
      <text:p text:style-name="P8">- <text:span text:style-name="T1">untuk mengambil alamat atau mereferensikan sebuah variabel ke variabel lain gunakan simbol (&amp;). Contoh: numberB := &amp;numberA</text:span></text:p>
      <text:p text:style-name="P8">- <text:span text:style-name="T1">untuk mencetak nilai dari alamat variabel yang tersimpan gunakan simbol (*) sebelum nama variabel. Contoh: fmt.Println(*numberB)</text:span></text:p>
      <text:p text:style-name="P8">- <text:span text:style-name="T1">untuk mengubah nilai dari variabel yang direferensikan sama dengan diatas, gunakan simbol (*). contoh: *numberB = 10</text:span></text:p>
      <text:p text:style-name="P8">- <text:span text:style-name="T1">nilai dari variabel yang alamatnya disimpan juga akan ikut berubah jika variabel yang menyimpan alamatnya mengubah nilainya</text:span></text:p>
      <text:p text:style-name="P8">- <text:span text:style-name="T2">untuk penulisan pointer jika deklarasi variabel menggunakan var, maka harus ditambahkan simbol (*) didepan penulisan tipe data dari variabel yang mereferensikannya. Contoh: var numberB *int = &amp;numberA</text:span></text:p>
      <text:p text:style-name="P8"/>
      <text:p text:style-name="P9">Interface di golang sama dengan kontrak/atur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4:13:00.792308145</meta:creation-date>
    <dc:date>2022-02-03T15:16:52.308388396</dc:date>
    <meta:editing-duration>PT3H15M1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57" meta:character-count="1759" meta:non-whitespace-character-count="1525"/>
  </office:meta>
</office:document-meta>
</file>